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0b051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22f3f" officeooo:paragraph-rsid="00122f3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officeooo:paragraph-rsid="0010b051"/>
    </style:style>
    <style:style style:name="P4" style:family="paragraph" style:parent-style-name="Standard">
      <style:paragraph-properties fo:text-align="center" style:justify-single-word="false"/>
      <style:text-properties fo:font-size="13pt" officeooo:paragraph-rsid="0010b051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0b05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0b051"/>
    </style:style>
    <style:style style:name="P7" style:family="paragraph" style:parent-style-name="Standard">
      <style:paragraph-properties fo:text-align="start" style:justify-single-word="false"/>
      <style:text-properties officeooo:rsid="00122f3f" officeooo:paragraph-rsid="00122f3f"/>
    </style:style>
    <style:style style:name="P8" style:family="paragraph" style:parent-style-name="Standard">
      <style:paragraph-properties fo:text-align="start" style:justify-single-word="false"/>
      <style:text-properties fo:font-size="12pt" officeooo:paragraph-rsid="00122f3f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font-size="12pt" fo:letter-spacing="normal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font-size="12pt" fo:letter-spacing="normal" officeooo:rsid="00122f3f" officeooo:paragraph-rsid="00122f3f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font-size="12pt" fo:letter-spacing="normal" officeooo:rsid="001415c1" officeooo:paragraph-rsid="00155839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font-size="12pt" fo:letter-spacing="normal" fo:font-style="normal" fo:font-weight="normal" officeooo:rsid="001415c1" officeooo:paragraph-rsid="00122f3f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font-size="14pt" fo:letter-spacing="normal" fo:font-style="normal" fo:font-weight="bold" officeooo:rsid="001415c1" officeooo:paragraph-rsid="001415c1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font-size="14pt" fo:letter-spacing="normal" fo:font-style="normal" fo:font-weight="bold" officeooo:rsid="00122f3f" officeooo:paragraph-rsid="00122f3f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font-size="12pt" fo:letter-spacing="normal" fo:font-style="normal" fo:font-weight="normal" officeooo:rsid="00155839" officeooo:paragraph-rsid="00155839" style:font-size-asian="12pt" style:font-size-complex="12pt"/>
    </style:style>
    <style:style style:name="P17" style:family="paragraph" style:parent-style-name="Text_20_body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font-size="14pt" fo:letter-spacing="normal" fo:font-style="normal" fo:font-weight="bold" officeooo:rsid="00155839" officeooo:paragraph-rsid="00155839" style:font-size-asian="14pt" style:font-weight-asian="bold" style:font-size-complex="14pt" style:font-weight-complex="bold"/>
    </style:style>
    <style:style style:name="P18" style:family="paragraph" style:parent-style-name="Standard" style:list-style-name="L3">
      <style:paragraph-properties fo:margin-top="0cm" fo:margin-bottom="0cm" loext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font-size="9pt" fo:letter-spacing="normal" fo:font-style="normal" fo:font-weight="normal" officeooo:rsid="0018acb0" officeooo:paragraph-rsid="0018963e" style:font-size-asian="9pt" style:font-size-complex="9pt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9pt" officeooo:rsid="0018acb0" officeooo:paragraph-rsid="0018963e" style:font-size-asian="9pt" style:font-size-complex="9pt"/>
    </style:style>
    <style:style style:name="P20" style:family="paragraph" style:parent-style-name="Text_20_body" style:list-style-name="L1">
      <style:paragraph-properties fo:text-align="start" style:justify-single-word="false"/>
      <style:text-properties fo:font-variant="normal" fo:text-transform="none" fo:font-size="12pt" fo:letter-spacing="normal" officeooo:paragraph-rsid="00122f3f" style:font-size-asian="12pt" style:font-size-complex="12pt"/>
    </style:style>
    <style:style style:name="P21" style:family="paragraph" style:parent-style-name="Text_20_body" style:list-style-name="L1">
      <style:paragraph-properties fo:text-align="start" style:justify-single-word="false"/>
      <style:text-properties fo:font-variant="normal" fo:text-transform="none" fo:font-size="12pt" fo:letter-spacing="normal" fo:font-style="normal" fo:font-weight="normal" officeooo:paragraph-rsid="00122f3f" style:font-size-asian="12pt" style:font-size-complex="12pt"/>
    </style:style>
    <style:style style:name="P22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P23" style:family="paragraph" style:parent-style-name="Text_20_body" style:list-style-name="L2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font-size="12pt" fo:letter-spacing="normal" fo:font-style="normal" fo:font-weight="normal" officeooo:rsid="00155839" officeooo:paragraph-rsid="00155839" style:font-size-asian="12pt" style:font-size-complex="12pt"/>
    </style:style>
    <style:style style:name="P24" style:family="paragraph" style:parent-style-name="Text_20_body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font-size="12pt" fo:letter-spacing="normal" fo:font-style="normal" fo:font-weight="normal" officeooo:rsid="00155839" officeooo:paragraph-rsid="00155839" style:font-size-asian="12pt" style:font-size-complex="12pt"/>
    </style:style>
    <style:style style:name="P25" style:family="paragraph" style:parent-style-name="Text_20_body">
      <style:paragraph-properties fo:margin-top="0cm" fo:margin-bottom="0cm" loext:contextual-spacing="false" fo:line-height="100%" fo:orphans="2" fo:widows="2" fo:padding="0cm" fo:border="none" style:writing-mode="lr-tb"/>
      <style:text-properties officeooo:rsid="00155839" officeooo:paragraph-rsid="00155839"/>
    </style:style>
    <style:style style:name="T1" style:family="text">
      <style:text-properties officeooo:rsid="0010b051"/>
    </style:style>
    <style:style style:name="T2" style:family="text">
      <style:text-properties officeooo:rsid="00122f3f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font-size="12pt" fo:letter-spacing="normal" fo:font-style="normal" fo:font-weight="normal" officeooo:rsid="0018963e" style:font-size-asian="12pt" style:font-size-complex="12pt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normal" officeooo:rsid="00122f3f"/>
    </style:style>
    <style:style style:name="T8" style:family="text">
      <style:text-properties fo:font-style="normal" fo:font-weight="normal" officeooo:rsid="001415c1"/>
    </style:style>
    <style:style style:name="T9" style:family="text">
      <style:text-properties fo:font-style="normal" fo:font-weight="normal" officeooo:rsid="00155839"/>
    </style:style>
    <style:style style:name="T10" style:family="text">
      <style:text-properties officeooo:rsid="0015d626"/>
    </style:style>
    <style:style style:name="T11" style:family="text">
      <style:text-properties officeooo:rsid="0018963e"/>
    </style:style>
    <style:style style:name="T12" style:family="text">
      <style:text-properties officeooo:rsid="001c06e7"/>
    </style:style>
    <style:style style:name="T13" style:family="text">
      <style:text-properties officeooo:rsid="001abf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4"/>
      <text:p text:style-name="P4"/>
      <text:p text:style-name="P4"/>
      <text:p text:style-name="P5">Отчет по лабораторной работе №<text:span text:style-name="T2">9</text:span> </text:p>
      <text:p text:style-name="P5">«<text:span text:style-name="T2">Зонный поиск</text:span>»</text:p>
      <text:p text:style-name="P5">по курсу</text:p>
      <text:p text:style-name="P5">«Информационный поиск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Группа: М80-108М-17 </text:p>
      <text:p text:style-name="P3">Выполнил: <text:span text:style-name="T1">Забарин Н.И.</text:span> </text:p>
      <text:p text:style-name="P3">Преподаватель: А.Л. Калинин </text:p>
      <text:p text:style-name="P3"/>
      <text:p text:style-name="P3"/>
      <text:p text:style-name="P3"/>
      <text:p text:style-name="P3"/>
      <text:p text:style-name="P6">Москва, 2018</text:p>
      <text:p text:style-name="P2"><text:soft-page-break/>Задание</text:p>
      <text:p text:style-name="P8"><text:span text:style-name="T2"><text:tab/></text:span><text:span text:style-name="T3">Необходимо добавить в поисковый индекс информацию о зонах, в которых встретились термины. Как минимум, нужно сделать отдельные зоны для заголовков документов. Так же, необходимо учесть эти зоны в ранжировании, причём таким образом, чтобы поиск стал искать лучше. В отчёте нужно привести:</text:span></text:p>
      <text:list xml:id="list3999271194826095890" text:style-name="L1">
        <text:list-item>
          <text:p text:style-name="P22">Побитовое описание индекса с зонам</text:p>
        </text:list-item>
        <text:list-item>
          <text:p text:style-name="P20"><text:span text:style-name="T7">Формулу ранжирования</text:span><text:span text:style-name="T6">, подобранные веса. </text:span></text:p>
        </text:list-item>
        <text:list-item>
          <text:p text:style-name="P21">Оценку качества поиска после внедрения зон.</text:p>
        </text:list-item>
      </text:list>
      <text:p text:style-name="P9"><text:span text:style-name="T6"><text:tab/>Есть ли запросы, по которым качество ухудшилось? Почему? Что можно сделать, чтобы качество поиска по ним улучшилось, а по остальным запросам </text:span>– <text:span text:style-name="T6">не ухудшилось?</text:span></text:p>
      <text:p text:style-name="P12"/>
      <text:p text:style-name="P15">Решение</text:p>
      <text:p text:style-name="P10"><text:span text:style-name="T6"><text:tab/>Добавим индексу коэффициент для TF-IDF и проиндексируем заголовки в отдельный индекс. Что бы отличать файлы разных видов просто изменим префикс имени файла. </text:span><text:span text:style-name="T8">Поскольку изначально поиск затачивался на множество небольших индексов, то никаких манипуляций с битовым форматом производиться не будет.</text:span></text:p>
      <text:p text:style-name="P13"/>
      <text:p text:style-name="P13"><text:tab/>Заголовки статей зачастую не содержат всех слов запроса, поэтому по заголовкам имеет смысл выполнять только нечеткий поиск, с довольно высоким коэффициентом.</text:p>
      <text:p text:style-name="P13"/>
      <text:p text:style-name="P14">Влияние на поиск </text:p>
      <text:p text:style-name="P11"><text:span text:style-name="T6"><text:tab/>По сути влиять на </text:span><text:span text:style-name="T9">поиск по заголовкам я могу только изменяя коэффициент индекса. Поэкспериментировав с этим числом, сделал следующие выводы:</text:span></text:p>
      <text:list xml:id="list5880814466396702973" text:style-name="L2">
        <text:list-item>
          <text:p text:style-name="P23">коэффициент больше 20 ломает результаты поиска и зачастую находит бред с каким нибудь словом в заголовке.</text:p>
        </text:list-item>
        <text:list-item>
          <text:p text:style-name="P23">слишком низкий коэффициент не влияет на поиск.</text:p>
        </text:list-item>
        <text:list-item>
          <text:p text:style-name="P23">адекватное влияние в интервале 10-15, топ 50 результатов меняется не очень сильно, но порядок становится более релевантным.</text:p>
        </text:list-item>
      </text:list>
      <text:p text:style-name="P16"/>
      <text:p text:style-name="P25"><text:span text:style-name="T4"><text:tab/></text:span><text:span text:style-name="T5">Сравнение со списком запросов из лабораторной работы №8:</text:span></text:p>
      <text:list xml:id="list7888892084784680520" text:style-name="L3">
        <text:list-item>
          <text:p text:style-name="P19">from which books bible composed (<text:span text:style-name="T11">0</text:span>/<text:span text:style-name="T11">0</text:span>/<text:span text:style-name="T11">0</text:span>/1)</text:p>
        </text:list-item>
        <text:list-item>
          <text:p text:style-name="P19">What? Where? When? (<text:span text:style-name="T11">всего один результат</text:span>)</text:p>
        </text:list-item>
        <text:list-item>
          <text:p text:style-name="P19">game (<text:span text:style-name="T11">0</text:span>/<text:span text:style-name="T11">1</text:span>/<text:span text:style-name="T11">2</text:span>/<text:span text:style-name="T11">5</text:span>)</text:p>
        </text:list-item>
        <text:list-item>
          <text:p text:style-name="P19">russian aircraft factories (<text:span text:style-name="T13">0</text:span>/<text:span text:style-name="T11">0</text:span>/<text:span text:style-name="T11">0</text:span>/<text:span text:style-name="T11">0</text:span>)</text:p>
        </text:list-item>
        <text:list-item>
          <text:p text:style-name="P19">without me the nation are not complete (<text:span text:style-name="T13">0</text:span>/<text:span text:style-name="T13">0</text:span>/<text:span text:style-name="T13">0</text:span>/<text:span text:style-name="T13">0</text:span>)</text:p>
        </text:list-item>
        <text:list-item>
          <text:p text:style-name="P19">name of inhabitants of embankments (<text:span text:style-name="T13">0</text:span>/<text:span text:style-name="T13">0</text:span>/<text:span text:style-name="T13">0</text:span>/<text:span text:style-name="T13">0</text:span>)</text:p>
        </text:list-item>
        <text:list-item>
          <text:p text:style-name="P19">where they crowned Nicholas 2 (<text:span text:style-name="T13">1</text:span>/<text:span text:style-name="T13">1</text:span>/<text:span text:style-name="T13">1</text:span>/<text:span text:style-name="T11">1</text:span>)</text:p>
        </text:list-item>
        <text:list-item>
          <text:p text:style-name="P19">assistant prosecutor (<text:span text:style-name="T13">0</text:span>/<text:span text:style-name="T13">0</text:span>/<text:span text:style-name="T13">0</text:span>/<text:span text:style-name="T13">0</text:span>)</text:p>
        </text:list-item>
        <text:list-item>
          <text:p text:style-name="P19">kings of gas <text:span text:style-name="T13">(ничего не найдено)</text:span></text:p>
        </text:list-item>
        <text:list-item>
          <text:p text:style-name="P19">administrative code (<text:span text:style-name="T11">0/1</text:span>/<text:span text:style-name="T11">2</text:span>/<text:span text:style-name="T11">2</text:span>)</text:p>
        </text:list-item>
        <text:list-item>
          <text:p text:style-name="P19">organic compounds (<text:span text:style-name="T13">1</text:span>/<text:span text:style-name="T11">1</text:span>/<text:span text:style-name="T11">1</text:span>/<text:span text:style-name="T13">1</text:span>)</text:p>
        </text:list-item>
        <text:list-item>
          <text:p text:style-name="P19">game of thrones (<text:span text:style-name="T13">ничего не найдено</text:span>)</text:p>
        </text:list-item>
        <text:list-item>
          <text:p text:style-name="P19">Sigmund Freud (<text:span text:style-name="T13">0</text:span>/<text:span text:style-name="T13">1</text:span>/<text:span text:style-name="T13">2</text:span>/<text:span text:style-name="T13">2</text:span>)</text:p>
        </text:list-item>
        <text:list-item>
          <text:p text:style-name="P19">Barack Obama (<text:span text:style-name="T13">1</text:span>/<text:span text:style-name="T11">3</text:span>/<text:span text:style-name="T11">4</text:span>/<text:span text:style-name="T11">6</text:span>)</text:p>
        </text:list-item>
        <text:list-item>
          <text:p text:style-name="P19">World War (<text:span text:style-name="T11">1</text:span>/<text:span text:style-name="T11">2</text:span>/<text:span text:style-name="T11">2</text:span>/<text:span text:style-name="T11">3</text:span>)</text:p>
        </text:list-item>
        <text:list-item>
          <text:p text:style-name="P19">Cristiano Ronaldo (<text:span text:style-name="T13">1</text:span>/<text:span text:style-name="T13">2</text:span>/-/-)</text:p>
        </text:list-item>
        <text:list-item>
          <text:p text:style-name="P19">Star Wars (<text:span text:style-name="T11">0</text:span>/<text:span text:style-name="T11">1</text:span>/<text:span text:style-name="T11">1</text:span>/<text:span text:style-name="T11">1</text:span>)</text:p>
        </text:list-item>
        <text:list-item>
          <text:p text:style-name="P19">Indigenous australian (<text:span text:style-name="T13">0</text:span>/<text:span text:style-name="T13">0</text:span>/<text:span text:style-name="T13">0</text:span>/<text:span text:style-name="T13">0</text:span>)</text:p>
        </text:list-item>
        <text:list-item>
          <text:p text:style-name="P19">Web scraping (<text:span text:style-name="T13">0</text:span>/<text:span text:style-name="T13">0</text:span>/<text:span text:style-name="T13">0</text:span>/<text:span text:style-name="T13">0</text:span>)</text:p>
        </text:list-item>
        <text:list-item>
          <text:p text:style-name="P19">Illuminati (<text:span text:style-name="T13">1</text:span>/<text:span text:style-name="T12">1</text:span>/<text:span text:style-name="T12">2</text:span>/<text:span text:style-name="T12">3</text:span>)</text:p>
        </text:list-item>
        <text:list-item>
          <text:p text:style-name="P19">September 11 attacks (<text:span text:style-name="T12">почти все результаты вида «List of minor planets: 102001–103000»</text:span>)</text:p>
        </text:list-item>
        <text:list-item>
          <text:p text:style-name="P19">List of The Big Bang Theory episodes (<text:span text:style-name="T12">один странный результат</text:span>)</text:p>
        </text:list-item>
        <text:list-item>
          <text:p text:style-name="P19">Princess Charlotte of Cambridge (<text:span text:style-name="T11">1</text:span>/<text:span text:style-name="T11">1</text:span>/-/-)</text:p>
        </text:list-item>
        <text:list-item>
          <text:p text:style-name="P19">when is mothers day (<text:span text:style-name="T13">0</text:span>/<text:span text:style-name="T13">0</text:span>/<text:span text:style-name="T13">0</text:span>/<text:span text:style-name="T13">0</text:span>)</text:p>
        </text:list-item>
        <text:list-item>
          <text:p text:style-name="P19">how to solve a rubix cube (<text:span text:style-name="T11">1</text:span>/<text:span text:style-name="T11">1</text:span>/<text:span text:style-name="T11">1</text:span>/<text:span text:style-name="T11">1</text:span>)</text:p>
        </text:list-item>
        <text:list-item>
          <text:p text:style-name="P19"><text:soft-page-break/>how to write a cover letter (<text:span text:style-name="T13">0</text:span>/<text:span text:style-name="T13">0</text:span>/<text:span text:style-name="T13">0</text:span>/<text:span text:style-name="T13">0</text:span>)</text:p>
        </text:list-item>
        <text:list-item>
          <text:p text:style-name="P19">what is amazon prime (<text:span text:style-name="T13">0</text:span>/<text:span text:style-name="T13">0</text:span>/<text:span text:style-name="T13">0</text:span>/<text:span text:style-name="T13">0</text:span>)</text:p>
        </text:list-item>
        <text:list-item>
          <text:p text:style-name="P19">what is my spirit animal (<text:span text:style-name="T13">0</text:span>/<text:span text:style-name="T13">0</text:span>/<text:span text:style-name="T13">0</text:span>/<text:span text:style-name="T13">0</text:span>)</text:p>
        </text:list-item>
        <text:list-item>
          <text:p text:style-name="P19">what does og mean (<text:span text:style-name="T13">0</text:span>/<text:span text:style-name="T13">0</text:span>/<text:span text:style-name="T13">0</text:span>/<text:span text:style-name="T13">0</text:span>)</text:p>
        </text:list-item>
        <text:list-item>
          <text:p text:style-name="P18">is pluto a planet (<text:span text:style-name="T12">ничего не найдено</text:span>)</text:p>
        </text:list-item>
      </text:list>
      <text:p text:style-name="P16"/>
      <text:p text:style-name="P17">Выводы</text:p>
      <text:p text:style-name="P16"><text:tab/><text:span text:style-name="T10">Поиск по заголовкам с настроенным коэффициентом положительно влияет на запросы состоящие из одного слова-названия, если по этой теме есть множество документов, хороший пример: «Библия». В целом улучшает порядок выдачи, но слабо влияет на состав выдачи.</text:span></text:p>
      <text:p text:style-name="P16"><text:tab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0:44:00.647518672</meta:creation-date>
    <dc:date>2018-06-06T08:58:46.407914080</dc:date>
    <meta:editing-duration>PT53M1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60" meta:word-count="474" meta:character-count="3178" meta:non-whitespace-character-count="2785"/>
  </office:meta>
</office:document-meta>
</file>